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Roboto" svg:font-family="Roboto, arial, sans-serif"/>
    <style:font-face style:name="sans-serif" svg:font-family="sans-serif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Heading_20_1">
      <style:paragraph-properties fo:line-height="100%"/>
      <style:text-properties officeooo:rsid="0016c5a0" officeooo:paragraph-rsid="0016c5a0"/>
    </style:style>
    <style:style style:name="P2" style:family="paragraph" style:parent-style-name="Heading_20_1">
      <style:paragraph-properties fo:line-height="100%"/>
      <style:text-properties officeooo:rsid="00184f16" officeooo:paragraph-rsid="00184f16"/>
    </style:style>
    <style:style style:name="P3" style:family="paragraph" style:parent-style-name="Heading_20_2">
      <style:paragraph-properties fo:line-height="100%"/>
      <style:text-properties officeooo:rsid="0016c5a0" officeooo:paragraph-rsid="0016c5a0"/>
    </style:style>
    <style:style style:name="P4" style:family="paragraph" style:parent-style-name="Heading_20_3">
      <style:text-properties officeooo:rsid="001ce052" officeooo:paragraph-rsid="001ce052"/>
    </style:style>
    <style:style style:name="P5" style:family="paragraph" style:parent-style-name="Heading_20_3">
      <style:text-properties officeooo:rsid="001ce052" officeooo:paragraph-rsid="00211fb5"/>
    </style:style>
    <style:style style:name="P6" style:family="paragraph" style:parent-style-name="Heading_20_3">
      <style:text-properties officeooo:rsid="001fcbdd" officeooo:paragraph-rsid="001fcbdd"/>
    </style:style>
    <style:style style:name="P7" style:family="paragraph" style:parent-style-name="Heading_20_3">
      <style:text-properties officeooo:paragraph-rsid="0018c4cc"/>
    </style:style>
    <style:style style:name="P8" style:family="paragraph" style:parent-style-name="Heading_20_3">
      <style:text-properties officeooo:rsid="0023a3bf" officeooo:paragraph-rsid="0023a3bf"/>
    </style:style>
    <style:style style:name="P9" style:family="paragraph" style:parent-style-name="Subtitle">
      <style:paragraph-properties fo:line-height="100%"/>
    </style:style>
    <style:style style:name="P10" style:family="paragraph" style:parent-style-name="Text_20_body" style:list-style-name="L1">
      <style:paragraph-properties fo:line-height="100%"/>
      <style:text-properties officeooo:rsid="00176a83" officeooo:paragraph-rsid="00176a83"/>
    </style:style>
    <style:style style:name="P11" style:family="paragraph" style:parent-style-name="Text_20_body">
      <style:paragraph-properties fo:line-height="100%"/>
      <style:text-properties officeooo:rsid="00176a83" officeooo:paragraph-rsid="00211fb5"/>
    </style:style>
    <style:style style:name="P12" style:family="paragraph" style:parent-style-name="Text_20_body" style:list-style-name="L1">
      <style:paragraph-properties fo:line-height="100%"/>
      <style:text-properties officeooo:rsid="00184f16" officeooo:paragraph-rsid="00184f16"/>
    </style:style>
    <style:style style:name="P13" style:family="paragraph" style:parent-style-name="Text_20_body">
      <style:paragraph-properties fo:line-height="100%"/>
      <style:text-properties officeooo:paragraph-rsid="0016c5a0"/>
    </style:style>
    <style:style style:name="P14" style:family="paragraph" style:parent-style-name="Text_20_body" style:list-style-name="L3">
      <style:paragraph-properties fo:line-height="100%"/>
      <style:text-properties officeooo:paragraph-rsid="001ec66f"/>
    </style:style>
    <style:style style:name="P15" style:family="paragraph" style:parent-style-name="Text_20_body" style:list-style-name="L1">
      <style:paragraph-properties fo:line-height="100%"/>
      <style:text-properties officeooo:paragraph-rsid="0018a024"/>
    </style:style>
    <style:style style:name="P16" style:family="paragraph" style:parent-style-name="Text_20_body" style:list-style-name="L1">
      <style:paragraph-properties fo:line-height="100%"/>
      <style:text-properties officeooo:paragraph-rsid="0016c5a0"/>
    </style:style>
    <style:style style:name="P17" style:family="paragraph" style:parent-style-name="Text_20_body" style:list-style-name="L1">
      <style:paragraph-properties fo:line-height="100%"/>
      <style:text-properties officeooo:paragraph-rsid="0018c4cc"/>
    </style:style>
    <style:style style:name="P18" style:family="paragraph" style:parent-style-name="Text_20_body" style:list-style-name="L1">
      <style:paragraph-properties fo:line-height="100%"/>
      <style:text-properties officeooo:paragraph-rsid="00176a83"/>
    </style:style>
    <style:style style:name="P19" style:family="paragraph" style:parent-style-name="Text_20_body">
      <style:paragraph-properties fo:line-height="100%"/>
      <style:text-properties officeooo:paragraph-rsid="00211fb5"/>
    </style:style>
    <style:style style:name="P20" style:family="paragraph" style:parent-style-name="Text_20_body" style:list-style-name="L1">
      <style:paragraph-properties fo:line-height="100%"/>
      <style:text-properties officeooo:rsid="0018c4cc" officeooo:paragraph-rsid="0018c4cc"/>
    </style:style>
    <style:style style:name="P21" style:family="paragraph" style:parent-style-name="Text_20_body" style:list-style-name="L1">
      <style:paragraph-properties fo:line-height="100%"/>
      <style:text-properties officeooo:rsid="0018c4cc" officeooo:paragraph-rsid="002113f4"/>
    </style:style>
    <style:style style:name="P22" style:family="paragraph" style:parent-style-name="Text_20_body" style:list-style-name="L4">
      <style:text-properties officeooo:rsid="001ce052" officeooo:paragraph-rsid="001ce052"/>
    </style:style>
    <style:style style:name="P23" style:family="paragraph" style:parent-style-name="Text_20_body">
      <style:text-properties officeooo:paragraph-rsid="001ec66f"/>
    </style:style>
    <style:style style:name="P24" style:family="paragraph" style:parent-style-name="Text_20_body" style:list-style-name="L5">
      <style:text-properties officeooo:rsid="001ec66f" officeooo:paragraph-rsid="001ec66f"/>
    </style:style>
    <style:style style:name="P25" style:family="paragraph" style:parent-style-name="Text_20_body">
      <style:text-properties officeooo:rsid="001fcbdd" officeooo:paragraph-rsid="002113f4"/>
    </style:style>
    <style:style style:name="P26" style:family="paragraph" style:parent-style-name="Text_20_body" style:list-style-name="L6">
      <style:text-properties officeooo:rsid="002113f4" officeooo:paragraph-rsid="002113f4"/>
    </style:style>
    <style:style style:name="P27" style:family="paragraph" style:parent-style-name="Text_20_body" style:list-style-name="L6">
      <style:text-properties officeooo:rsid="00220439" officeooo:paragraph-rsid="00220439" fo:background-color="#ffff00"/>
    </style:style>
    <style:style style:name="P28" style:family="paragraph" style:parent-style-name="Text_20_body">
      <style:paragraph-properties fo:line-height="100%"/>
      <style:text-properties officeooo:rsid="0023a3bf" officeooo:paragraph-rsid="0023a3bf"/>
    </style:style>
    <style:style style:name="P29" style:family="paragraph" style:parent-style-name="Text_20_body" style:list-style-name="L8">
      <style:paragraph-properties fo:line-height="100%"/>
      <style:text-properties officeooo:rsid="00253491" officeooo:paragraph-rsid="00253491"/>
    </style:style>
    <style:style style:name="P30" style:family="paragraph" style:parent-style-name="Text_20_body" style:list-style-name="L8">
      <style:paragraph-properties fo:line-height="100%"/>
      <style:text-properties officeooo:rsid="0025d0fe" officeooo:paragraph-rsid="0025d0fe"/>
    </style:style>
    <style:style style:name="P31" style:family="paragraph" style:parent-style-name="Text_20_body" style:list-style-name="L8">
      <style:paragraph-properties fo:line-height="100%"/>
      <style:text-properties officeooo:rsid="00260059" officeooo:paragraph-rsid="00260059"/>
    </style:style>
    <style:style style:name="P32" style:family="paragraph" style:parent-style-name="Text_20_body" style:list-style-name="L8">
      <style:paragraph-properties fo:line-height="100%"/>
      <style:text-properties officeooo:rsid="002760ba" officeooo:paragraph-rsid="002760ba"/>
    </style:style>
    <style:style style:name="P33" style:family="paragraph" style:parent-style-name="Title">
      <style:paragraph-properties fo:line-height="100%"/>
      <style:text-properties style:font-name="Courier New" officeooo:rsid="0016c5a0" officeooo:paragraph-rsid="0018a024"/>
    </style:style>
    <style:style style:name="T1" style:family="text">
      <style:text-properties officeooo:rsid="0016c5a0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023a3bf" style:font-style-asian="normal" style:font-style-complex="normal"/>
    </style:style>
    <style:style style:name="T5" style:family="text">
      <style:text-properties officeooo:rsid="00176a83"/>
    </style:style>
    <style:style style:name="T6" style:family="text">
      <style:text-properties officeooo:rsid="00184f16"/>
    </style:style>
    <style:style style:name="T7" style:family="text">
      <style:text-properties officeooo:rsid="0018a024"/>
    </style:style>
    <style:style style:name="T8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size-complex="12pt"/>
    </style:style>
    <style:style style:name="T9" style:family="text">
      <style:text-properties fo:font-variant="normal" fo:text-transform="none" fo:color="#222222" style:font-name="Roboto" fo:font-size="12pt" fo:letter-spacing="normal" fo:font-style="normal" fo:font-weight="normal"/>
    </style:style>
    <style:style style:name="T10" style:family="text">
      <style:text-properties fo:font-variant="normal" fo:text-transform="none" fo:color="#222222" style:font-name="Roboto" fo:font-size="12pt" fo:letter-spacing="normal" fo:font-style="normal" fo:font-weight="normal" officeooo:rsid="00184f16"/>
    </style:style>
    <style:style style:name="T11" style:family="text">
      <style:text-properties fo:font-variant="normal" fo:text-transform="none" fo:color="#222222" style:font-name="Roboto" fo:font-size="12pt" fo:letter-spacing="normal" fo:font-style="normal" fo:font-weight="normal" officeooo:rsid="0018c4cc"/>
    </style:style>
    <style:style style:name="T12" style:family="text">
      <style:text-properties officeooo:rsid="0018c4cc"/>
    </style:style>
    <style:style style:name="T13" style:family="text">
      <style:text-properties officeooo:rsid="001abd74"/>
    </style:style>
    <style:style style:name="T14" style:family="text">
      <style:text-properties officeooo:rsid="001ce052"/>
    </style:style>
    <style:style style:name="T15" style:family="text">
      <style:text-properties officeooo:rsid="002113f4"/>
    </style:style>
    <style:style style:name="T16" style:family="text">
      <style:text-properties officeooo:rsid="00211fb5"/>
    </style:style>
    <style:style style:name="T17" style:family="text">
      <style:text-properties officeooo:rsid="00220439"/>
    </style:style>
    <style:style style:name="T18" style:family="text">
      <style:text-properties style:font-name="Liberation Sans" fo:font-size="14.1000003814697pt" fo:font-weight="normal" officeooo:rsid="00220439" style:font-name-asian="Microsoft YaHei" style:font-size-asian="14.1000003814697pt" style:font-weight-asian="normal" style:font-name-complex="Arial1" style:font-size-complex="14.1000003814697pt" style:font-weight-complex="normal"/>
    </style:style>
    <style:style style:name="T19" style:family="text">
      <style:text-properties officeooo:rsid="002760ba"/>
    </style:style>
    <text:list-style style:name="L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3"><text:span text:style-name="T7">dd_statechart</text:span></text:p>
      <text:p text:style-name="P9"><text:span text:style-name="T7">A Rust </text:span>SCXML Processor for Embedded Systems</text:p>
      <text:h text:style-name="P1" text:outline-level="1"/>
      <text:h text:style-name="P1" text:outline-level="1">Derived Requirements</text:h>
      <text:h text:style-name="P3" text:outline-level="2">State</text:h>
      <text:p text:style-name="P13">“<text:span text:style-name="T19">Sequential” states correspond to &lt;state&gt; tags, and “Parallel” states correspond to &lt;parallel&gt; tags.</text:span></text:p>
      <text:h text:style-name="P7" text:outline-level="3"><text:span text:style-name="T14">Top-Level </text:span><text:span text:style-name="T18">Definition</text:span></text:h>
      <text:list xml:id="list498339106" text:style-name="L1">
        <text:list-item>
          <text:p text:style-name="P12">Shall have a<text:span text:style-name="T7">n</text:span> `id` attribute, <text:span text:style-name="T7">which is globally unique</text:span>.</text:p>
        </text:list-item>
        <text:list-item>
          <text:p text:style-name="P15"><text:span text:style-name="T7">Shall </text:span><text:span text:style-name="T12">have</text:span><text:span text:style-name="T7"> an `initial` attribute, which specifies the ID(s) of the default initial State(s) for this State.</text:span></text:p>
        </text:list-item>
        <text:list-item>
          <text:p text:style-name="P20">Shall have <text:span text:style-name="T15">an `on_entry` attribute, which specifies </text:span>0 or more callbacks to be executed when the State is entered.</text:p>
        </text:list-item>
        <text:list-item>
          <text:p text:style-name="P21">Shall have <text:span text:style-name="T15">an `on_exit` attribute, which specifies </text:span>0 or more callbacks to be executed when the State is exited.</text:p>
        </text:list-item>
        <text:list-item>
          <text:p text:style-name="P20">Shall have <text:span text:style-name="T16">a `transitions` attribute, which specifies </text:span>0 or more outgoing Transitions.</text:p>
        </text:list-item>
        <text:list-item>
          <text:p text:style-name="P16"><text:span text:style-name="T1">Shall </text:span><text:span text:style-name="T12">have</text:span><text:span text:style-name="T1"> </text:span><text:span text:style-name="T16">a `substates` attribute, which specifies </text:span><text:span text:style-name="T1">0 or more </text:span><text:span text:style-name="T12">sequential </text:span><text:span text:style-name="T16">or parallel</text:span><text:span text:style-name="T1"> </text:span><text:span text:style-name="T12">subs</text:span><text:span text:style-name="T1">tates.</text:span></text:p>
        </text:list-item>
        <text:list-item>
          <text:p text:style-name="P20">Shall have <text:span text:style-name="T16">a `final` attribute, which specifies </text:span>0 or more final substates.</text:p>
        </text:list-item>
        <text:list-item>
          <text:p text:style-name="P17"><text:span text:style-name="T12">Shall have </text:span><text:span text:style-name="T16">a `history` attribute, which specifies </text:span><text:span text:style-name="T12">0 or more history </text:span><text:span text:style-name="T14">pseudo-states.</text:span></text:p>
        </text:list-item>
      </text:list>
      <text:h text:style-name="P5" text:outline-level="3">Order of Operations</text:h>
      <text:p text:style-name="P11">Sub-states shall be referred to as “descendants” or “children”</text:p>
      <text:p text:style-name="P19"><text:span text:style-name="T5">Super-states shall be referred to as “ancestors” or “parents”</text:span></text:p>
      <text:list xml:id="list220560962398608" text:continue-list="list498339106" text:style-name="L1">
        <text:list-item text:start-value="1">
          <text:p text:style-name="P18"><text:span text:style-name="T5">When the Configuration is updating, ancestor states shall precede descendants for entry.</text:span></text:p>
        </text:list-item>
        <text:list-item>
          <text:p text:style-name="P10">When the Configuration is updating, descendant states shall precede ancestors for exit.</text:p>
        </text:list-item>
      </text:list>
      <text:h text:style-name="P4" text:outline-level="3">Parallel States</text:h>
      <text:p text:style-name="P23">Definition from <text:span text:style-name="T9">§</text:span>3.4 &lt;parallel&gt;:<text:line-break/><text:tab/>“<text:span text:style-name="T8">The &lt;parallel&gt; element encapsulates a set of child states which are simultaneously active when <text:tab/>the parent element is active.”</text:span></text:p>
      <text:list xml:id="list3890051223" text:style-name="L5">
        <text:list-item>
          <text:p text:style-name="P24"><text:soft-page-break/>Excepting `initial`, shall have the same attributes as the State element.</text:p>
        </text:list-item>
      </text:list>
      <text:h text:style-name="P6" text:outline-level="3">Final States</text:h>
      <text:p text:style-name="P25">Definition from <text:span text:style-name="T10">§</text:span>3.7 &lt;final&gt;:<text:line-break/><text:tab/>“&lt;final&gt; represents a final state of an &lt;scxml&gt; or compound &lt;state&gt; element.”</text:p>
      <text:list xml:id="list2950661910" text:style-name="L6">
        <text:list-item>
          <text:p text:style-name="P26">Shall have attributes `id`, <text:span text:style-name="T17">`on_entry`, `on_exit`, with the same requirements as the Top-Level Definition</text:span></text:p>
        </text:list-item>
        <text:list-item>
          <text:p text:style-name="P27">Shall have a `done_data` attribute, which specifies data to be included in the “done.state.<text:span text:style-name="T2">id</text:span><text:span text:style-name="T3">” or “done.invoke.</text:span><text:span text:style-name="T2">id</text:span><text:span text:style-name="T3">” </text:span><text:span text:style-name="T4">events</text:span></text:p>
        </text:list-item>
      </text:list>
      <text:h text:style-name="P8" text:outline-level="3">History Pseudo-States</text:h>
      <text:p text:style-name="P28">Definition from <text:span text:style-name="T10">§</text:span>3.10 &lt;history&gt;:<text:line-break/><text:tab/>“The &lt;history&gt; pseudo-state allows a state machine to remember its state configuration. A <text:tab/>&lt;transition&gt; taking the &lt;history&gt; state as its target will return the state machine to this recorded <text:tab/>configuration.”</text:p>
      <text:list xml:id="list3150827149" text:style-name="L8">
        <text:list-item>
          <text:p text:style-name="P29">Shall have an `id` attribute, which is globally unique.</text:p>
        </text:list-item>
        <text:list-item>
          <text:p text:style-name="P29">Shall have a `type` attribute, which determines whether the all active substate(s), or only its immediate active substate(s) are recorded.</text:p>
          <text:list>
            <text:list-item>
              <text:p text:style-name="P29">Shall have valid values of “deep”, or “shallow”.</text:p>
            </text:list-item>
            <text:list-item>
              <text:p text:style-name="P29">Default value shall be “shallow”.</text:p>
            </text:list-item>
            <text:list-item>
              <text:p text:style-name="P32">If the parent of the history pseudo-state is a sequential state, and its `initial` attribute specifies multiple substates, the `type` attribute must be “deep”</text:p>
            </text:list-item>
          </text:list>
        </text:list-item>
        <text:list-item>
          <text:p text:style-name="P30">Shall have a `transition` attribute, whose `target` attribute specifies the history configuration.</text:p>
          <text:list>
            <text:list-item>
              <text:p text:style-name="P30">Transition shall not have `cond` or `event` attributes.</text:p>
            </text:list-item>
            <text:list-item>
              <text:p text:style-name="P30">Shall specify a non-null `target` attribute.</text:p>
            </text:list-item>
            <text:list-item>
              <text:p text:style-name="P31">If the `type` attribute of the history pseudo-state is “shallow”, the Transition shall not contain States in its `target` attribute beyond immediate children.</text:p>
            </text:list-item>
          </text:list>
        </text:list-item>
      </text:list>
      <text:h text:style-name="P3" text:outline-level="2">Transition</text:h>
      <text:h text:style-name="P4" text:outline-level="3">Order of Operations</text:h>
      <text:list xml:id="list4114248809" text:style-name="L4">
        <text:list-item>
          <text:p text:style-name="P22">When the Configuration is updating, Transitions shall be examined in document order.</text:p>
        </text:list-item>
      </text:list>
      <text:h text:style-name="P3" text:outline-level="2">Event</text:h>
      <text:p text:style-name="P13"/>
      <text:h text:style-name="P2" text:outline-level="1"><text:soft-page-break/>Nonconformances</text:h>
      <text:list xml:id="list632579126" text:style-name="L3">
        <text:list-item>
          <text:p text:style-name="P14"><text:span text:style-name="T10">§</text:span><text:span text:style-name="T6">3.14: </text:span><text:span text:style-name="T7">IDs<text:line-break/><text:tab/></text:span><text:span text:style-name="T6">“When such an attribute is defined to be optional and the author omits it, then, for <text:tab/>elements other than &lt;send&gt; and &lt;invoke&gt;, the SCXML processor must generate a <text:tab/>unique id automatically at document load time”<text:line-break/></text:span><text:span text:style-name="T7">dd_statechart shall treat omitted IDs as errors, and reject the input SCXML.</text:span></text:p>
        </text:list-item>
        <text:list-item>
          <text:p text:style-name="P14"><text:span text:style-name="T11">§</text:span><text:span text:style-name="T12">3.3.2 [</text:span><text:span text:style-name="T14">&lt;s</text:span><text:span text:style-name="T12">tate</text:span><text:span text:style-name="T14">&gt;</text:span><text:span text:style-name="T12">] Children<text:line-break/><text:tab/>“&lt;datamodel&gt; Defines part or all of the data model. Occurs 0 or 1 times. See 5.2 <text:tab/>&lt;datamodel&gt;<text:line-break/><text:tab/>&lt;invoke&gt; Invokes an external service. Occurs 0 or more times. See 6.4 &lt;invoke&gt; for <text:tab/>details.”<text:line-break/></text:span><text:span text:style-name="T13">dd_statechart shall not support either of these attributes for the State object.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Roboto" svg:font-family="Roboto, arial, sans-serif"/>
    <style:font-face style:name="sans-serif" svg:font-family="sans-serif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fo:font-size="101%" fo:font-weight="normal" style:font-size-asian="101%" style:font-weight-asian="normal" style:font-size-complex="101%" style:font-weight-complex="normal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fo:font-size="95%" fo:font-style="italic" fo:font-weight="normal" style:font-size-asian="95%" style:font-style-asian="italic" style:font-weight-asian="normal" style:font-size-complex="95%" style:font-style-complex="italic" style:font-weight-complex="normal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loext:contextual-spacing="false"/>
      <style:text-properties fo:font-size="85%" fo:font-weight="normal" style:font-size-asian="85%" style:font-weight-asian="normal" style:font-size-complex="85%" style:font-weight-complex="normal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0417in" fo:margin-bottom="0.0417in" loext:contextual-spacing="false"/>
      <style:text-properties fo:font-size="85%" fo:font-style="italic" fo:font-weight="normal" style:font-size-asian="85%" style:font-style-asian="italic" style:font-weight-asian="normal" style:font-size-complex="85%" style:font-style-complex="italic" style:font-weight-complex="normal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fo:margin-top="0.0417in" fo:margin-bottom="0.0417in" loext:contextual-spacing="false"/>
      <style:text-properties fo:font-size="80%" fo:font-weight="normal" style:font-size-asian="80%" style:font-weight-asian="normal" style:font-size-complex="80%" style:font-weight-complex="normal"/>
    </style:style>
    <style:style style:name="Heading_20_8" style:display-name="Heading 8" style:family="paragraph" style:parent-style-name="Heading" style:next-style-name="Text_20_body" style:default-outline-level="8" style:list-style-name="" style:class="text">
      <style:paragraph-properties fo:margin-top="0.0417in" fo:margin-bottom="0.0417in" loext:contextual-spacing="false"/>
      <style:text-properties fo:font-size="80%" fo:font-style="italic" fo:font-weight="normal" style:font-size-asian="80%" style:font-style-asian="italic" style:font-weight-asian="normal" style:font-size-complex="80%" style:font-style-complex="italic" style:font-weight-complex="normal"/>
    </style:style>
    <style:style style:name="Heading_20_9" style:display-name="Heading 9" style:family="paragraph" style:parent-style-name="Heading" style:next-style-name="Text_20_body" style:default-outline-level="9" style:list-style-name="" style:class="text">
      <style:paragraph-properties fo:margin-top="0.0417in" fo:margin-bottom="0.0417in" loext:contextual-spacing="false"/>
      <style:text-properties fo:font-size="75%" fo:font-weight="normal" style:font-size-asian="75%" style:font-weight-asian="normal" style:font-size-complex="75%" style:font-weight-complex="normal"/>
    </style:style>
    <style:style style:name="Heading_20_10" style:display-name="Heading 10" style:family="paragraph" style:parent-style-name="Heading" style:next-style-name="Text_20_body" style:default-outline-level="10" style:list-style-name="" style:class="text">
      <style:paragraph-properties fo:margin-top="0.0417in" fo:margin-bottom="0.0417in" loext:contextual-spacing="false"/>
      <style:text-properties fo:font-size="75%" fo:font-weight="normal" style:font-size-asian="75%" style:font-weight-asian="normal" style:font-size-complex="75%" style:font-weight-complex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1-04T18:35:42.860000000</meta:creation-date>
    <dc:date>2020-11-04T20:52:19.357000000</dc:date>
    <meta:editing-duration>PT52M41S</meta:editing-duration>
    <meta:editing-cycles>9</meta:editing-cycles>
    <meta:generator>LibreOffice/6.4.6.2$Windows_X86_64 LibreOffice_project/0ce51a4fd21bff07a5c061082cc82c5ed232f115</meta:generator>
    <meta:document-statistic meta:table-count="0" meta:image-count="0" meta:object-count="0" meta:page-count="3" meta:paragraph-count="44" meta:word-count="560" meta:character-count="3670" meta:non-whitespace-character-count="3166"/>
  </office:meta>
</office:document-meta>
</file>